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officeooo:rsid="0004975a" officeooo:paragraph-rsid="0004975a" style:font-size-asian="14pt" style:font-size-complex="14pt"/>
    </style:style>
    <style:style style:name="P2" style:family="paragraph" style:parent-style-name="Standard">
      <style:text-properties style:font-name="Consolas" fo:font-size="11pt" officeooo:rsid="000aeb88" officeooo:paragraph-rsid="000da260" style:font-size-asian="11pt" style:font-size-complex="11pt"/>
    </style:style>
    <style:style style:name="P3" style:family="paragraph" style:parent-style-name="Standard" style:list-style-name="L1">
      <style:text-properties style:font-name="Verdana" fo:font-size="14pt" officeooo:rsid="0004975a" officeooo:paragraph-rsid="0004975a" style:font-size-asian="14pt" style:font-size-complex="14pt"/>
    </style:style>
    <style:style style:name="P4" style:family="paragraph" style:parent-style-name="Standard" style:list-style-name="L1">
      <style:text-properties style:font-name="Verdana" fo:font-size="14pt" officeooo:rsid="0004975a" officeooo:paragraph-rsid="00117ca2" style:font-size-asian="14pt" style:font-size-complex="14pt"/>
    </style:style>
    <style:style style:name="P5" style:family="paragraph" style:parent-style-name="Standard" style:list-style-name="L1">
      <style:text-properties style:font-name="Verdana" fo:font-size="14pt" officeooo:rsid="000aeb88" officeooo:paragraph-rsid="000da260" style:font-size-asian="14pt" style:font-size-complex="14pt"/>
    </style:style>
    <style:style style:name="P6" style:family="paragraph" style:parent-style-name="Standard" style:list-style-name="L1">
      <style:text-properties style:font-name="Verdana" fo:font-size="14pt" officeooo:rsid="000be014" officeooo:paragraph-rsid="000be014" style:font-size-asian="14pt" style:font-size-complex="14pt"/>
    </style:style>
    <style:style style:name="P7" style:family="paragraph" style:parent-style-name="Standard" style:list-style-name="L1">
      <style:text-properties style:font-name="Verdana" fo:font-size="14pt" officeooo:rsid="00117ca2" officeooo:paragraph-rsid="00117ca2" style:font-size-asian="14pt" style:font-size-complex="14pt"/>
    </style:style>
    <style:style style:name="P8" style:family="paragraph" style:parent-style-name="Standard" style:list-style-name="L1">
      <style:text-properties style:font-name="Consolas" fo:font-size="11pt" officeooo:rsid="000da260" officeooo:paragraph-rsid="000da260" style:font-size-asian="11pt" style:font-size-complex="11pt"/>
    </style:style>
    <style:style style:name="P9" style:family="paragraph" style:parent-style-name="Standard" style:list-style-name="L1">
      <style:text-properties officeooo:rsid="0004975a" officeooo:paragraph-rsid="0004975a"/>
    </style:style>
    <style:style style:name="T1" style:family="text">
      <style:text-properties officeooo:rsid="00061dee"/>
    </style:style>
    <style:style style:name="T2" style:family="text">
      <style:text-properties officeooo:rsid="00073dc1"/>
    </style:style>
    <style:style style:name="T3" style:family="text">
      <style:text-properties officeooo:rsid="00088c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74358624" text:style-name="L1">
        <text:list-item>
          <text:p text:style-name="P3"><text:span text:style-name="T2">O </text:span><text:span text:style-name="T3">p</text:span>aci<text:span text:style-name="T1">e</text:span>nte dará entrada no hospital, um profissional atenderá o caso e com base nisso, escolhera a opção que melhor representa o caso do paciente e o médico mais indicado.</text:p>
          <text:p text:style-name="P3"/>
        </text:list-item>
        <text:list-item>
          <text:p text:style-name="P3">Os profissionais terão diferentes permissões.</text:p>
          <text:list>
            <text:list-item>
              <text:p text:style-name="P7">Admin: </text:p>
            </text:list-item>
            <text:list-item>
              <text:p text:style-name="P4">Operador de sistema: cadastrar os pacientes, observará quais quartos estão disponíveis</text:p>
            </text:list-item>
            <text:list-item>
              <text:p text:style-name="P3">Enfermeiros: podem cadastrar os pacientes no sistema, alocar nos quartos e visualizar quais quartos estão disponíveis.</text:p>
            </text:list-item>
            <text:list-item>
              <text:p text:style-name="P3">Médicos: podem cadastrar os pacientes no sistema, alocar nos quartos e visualizar quais quartos estão disponíveis e mudar paciente de lugar se for necessário.</text:p>
            </text:list-item>
          </text:list>
        </text:list-item>
      </text:list>
      <text:p text:style-name="P1"/>
      <text:list xml:id="list175034577927666" text:continue-numbering="true" text:style-name="L1">
        <text:list-item>
          <text:p text:style-name="P3">Os quartos terão vários leitos e cada leito pode ter um paciente de cada vez.</text:p>
        </text:list-item>
        <text:list-item>
          <text:p text:style-name="P3">Cada paciente terá uma data de entrada e saída.</text:p>
        </text:list-item>
        <text:list-item>
          <text:p text:style-name="P5">O leito terá uma variável chamada disponível, que serve para mostrar se o leito está disponível ou não.</text:p>
        </text:list-item>
        <text:list-item>
          <text:p text:style-name="P8">CREATE TABLE meuteste(id int, existe smallint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">constrait CHECKEXIST check (EXISTE in (0, 1)))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tab/>https://imasters.com.br/banco-de-dados/implementando-campos-booleanos</text:p>
      <text:list xml:id="list175034701685215" text:continue-numbering="true" text:style-name="L1">
        <text:list-item>
          <text:p text:style-name="P6">Os profissionais terão e-mail e senha para logar no sistema.</text:p>
        </text:list-item>
        <text:list-item>
          <text:p text:style-name="P6"/>
          <text:p text:style-name="P9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7:50:34.404000000</dc:date>
    <meta:editing-duration>PT2H3M</meta:editing-duration>
    <meta:editing-cycles>9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6" meta:word-count="168" meta:character-count="1051" meta:non-whitespace-character-count="908"/>
  </office:meta>
</office:document-meta>
</file>